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SA DI COMPENSAZIONE ALFA, Agenzia 4</text:p>
      <text:p text:style-name="P5">Case postale</text:p>
      <text:p text:style-name="P5">2501 Bienne</text:p>
      <text:p text:style-name="P5"/>
      <text:p text:style-name="P1"><text:span text:style-name="T1">Tel</text:span> 032 328.80.10</text:p>
      <text:p text:style-name="P5"><text:span text:style-name="T1">Fax</text:span> 032 328.80.09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4T15:04:22.58</dc:date>
    <meta:print-date>2011-05-25T15:06:35</meta:print-date>
    <meta:editing-cycles>26</meta:editing-cycles>
    <meta:editing-duration>PT1H56M5S</meta:editing-duration>
    <meta:document-statistic meta:table-count="0" meta:image-count="0" meta:object-count="0" meta:page-count="1" meta:paragraph-count="5" meta:word-count="16" meta:character-count="95"/>
    <meta:user-defined meta:name="Info 1"/>
    <meta:user-defined meta:name="Info 2"/>
    <meta:user-defined meta:name="Info 3"/>
    <meta:user-defined meta:name="Info 4"/>
  </office:meta>
</office:document-meta>
</file>